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</style:style>
    <style:style style:name="P18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 fo:break-before="pag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</style:style>
    <style:style style:name="P22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 fo:background-color="#cccccc">
        <style:tab-stops>
          <style:tab-stop style:position="0.794cm"/>
        </style:tab-stops>
        <style:background-image/>
      </style:paragraph-properties>
    </style:style>
    <style:style style:name="P24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 fo:background-color="#ffff99">
        <style:background-image/>
      </style:paragraph-properties>
      <style:text-properties fo:font-weight="bold" style:font-weight-asian="bold" style:font-weight-complex="bold"/>
    </style:style>
    <style:style style:name="P39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background-color="#eeeeee">
        <style:background-image/>
      </style:paragraph-properties>
    </style:style>
    <style:style style:name="P42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Standard">
      <style:paragraph-properties fo:background-color="#dddddd">
        <style:background-image/>
      </style:paragraph-properties>
    </style:style>
    <style:style style:name="P46" style:family="paragraph" style:parent-style-name="Standard">
      <style:paragraph-properties fo:background-color="transparent">
        <style:background-image/>
      </style:paragraph-properties>
    </style:style>
    <style:style style:name="P47" style:family="paragraph" style:parent-style-name="Standard">
      <style:paragraph-properties fo:background-color="#cccccc">
        <style:background-image/>
      </style:paragraph-properties>
    </style:style>
    <style:style style:name="P4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49" style:family="paragraph" style:parent-style-name="Standard"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</style:style>
    <style:style style:name="P54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bold" style:font-weight-asian="bold" style:font-weight-complex="bold"/>
    </style:style>
    <style:style style:name="P56" style:family="paragraph" style:parent-style-name="Standard">
      <style:paragraph-properties fo:margin-left="1.251cm" fo:margin-right="0cm" fo:text-indent="0cm" style:auto-text-indent="false" fo:background-color="#cccccc">
        <style:tab-stops>
          <style:tab-stop style:position="0.794cm"/>
        </style:tab-stops>
        <style:background-image/>
      </style:paragraph-properties>
    </style:style>
    <style:style style:name="P5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58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60" style:family="paragraph" style:parent-style-name="Standard">
      <style:paragraph-properties fo:background-color="#cccccc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background-color="transparen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44"/>
      <text:p text:style-name="P40">Servicio universal de localización </text:p>
      <text:p text:style-name="P41">Ubica los servicios de middleware de la aplicación</text:p>
      <text:p text:style-name="P41"/>
      <text:p text:style-name="P42">Script</text:p>
      <text:p text:style-name="P41"><text:tab/>https://</text:p>
      <text:p text:style-name="P41"/>
      <text:p text:style-name="P42">Parámetros</text:p>
      <text:p text:style-name="P41"><text:tab/>origen</text:p>
      <text:p text:style-name="P41"/>
      <text:p text:style-name="P41">Regresa un objeto con la ubicación de los serivcios de middleware de la aplicación</text:p>
      <text:p text:style-name="P41"/>
      <text:p text:style-name="P7">parámetros</text:p>
      <text:p text:style-name="P6">* origen (s,50)</text:p>
      <text:p text:style-name="P6"/>
      <text:p text:style-name="P7">salida</text:p>
      <text:p text:style-name="P6">{</text:p>
      <text:p text:style-name="P6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7">}</text:p>
      <text:p text:style-name="P18"/>
      <text:p text:style-name="P34">Para el caso de numera el valor esperado del parámetro origen será</text:p>
      <text:p text:style-name="P34"/>
      <text:p text:style-name="P34"><text:tab/>numera_qa</text:p>
      <text:p text:style-name="P34"/>
      <text:p text:style-name="P33">Explicación</text:p>
      <text:p text:style-name="P34"/>
      <text:p text:style-name="P34">Servicio. Se usa para determinar si el serivcio está “arriba” en caso de ser false, el app debe evitar su ejecución</text:p>
      <text:p text:style-name="P34"/>
      <text:p text:style-name="P34">Titulo. Es el titulo del mensaje de que debe usarse en caso que el servicio este abajo</text:p>
      <text:p text:style-name="P34"/>
      <text:p text:style-name="P34">Mensaje: Es el mensaje que debe mostrarse en caso de que el servcio este abajo</text:p>
      <text:p text:style-name="P34"/>
      <text:p text:style-name="P34">Tipo: es la IP del servidor de los servicios de middleware</text:p>
      <text:p text:style-name="P34"/>
      <text:p text:style-name="P34">Ruta: Es la ruta base para el contenido <text:s/>y los scripts</text:p>
      <text:p text:style-name="P34"/>
      <text:p text:style-name="P34">Scripts: Determina la ruta final de los screipts</text:p>
      <text:p text:style-name="P34"/>
      <text:p text:style-name="P34">Contenido: Determina la ruta final del contenido gráfico</text:p>
      <text:p text:style-name="P34"/>
      <text:p text:style-name="P33">Ejemplo:</text:p>
      <text:p text:style-name="P34"/>
      <text:p text:style-name="P34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34"/>
      <text:p text:style-name="P34">En este caso el servicio esta “arriba”</text:p>
      <text:p text:style-name="P34"/>
      <text:p text:style-name="P34">La ruta de acceso a los scripts sera:</text:p>
      <text:p text:style-name="P34"/>
      <text:p text:style-name="P35">tipo + ruta + scripts = http://12.120.30.100/numera/middleware/app/</text:p>
      <text:p text:style-name="P34"/>
      <text:p text:style-name="P34"/>
      <text:p text:style-name="P44"/>
      <text:p text:style-name="P40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39">correo</text:p>
      <text:p text:style-name="P41">Valida que el correo no se duplique. Debe ejecutarse en el evento “blur” del campo del correo y mostrar si el campo es válido. La validación incluye formato y la no existencia previa.</text:p>
      <text:p text:style-name="P41"/>
      <text:p text:style-name="P7">llamado</text:p>
      <text:p text:style-name="P6">valida.php?operacion=correo</text:p>
      <text:p text:style-name="P6"/>
      <text:p text:style-name="P7">parámetros</text:p>
      <text:p text:style-name="P6">* correo (s,50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 { value: 'valid'/'invalid' }</text:p>
      <text:p text:style-name="P6">}</text:p>
      <text:p text:style-name="Standard"/>
      <text:p text:style-name="Standard"/>
      <text:p text:style-name="P39">telefono</text:p>
      <text:p text:style-name="P41">Valida que el teléfono no se duplique. Debe ejecutarse en el evento “blur” del campo del teléfono y mostrar si el campo es válido. La validación incluye formato (solo números) y la no existencia previa</text:p>
      <text:p text:style-name="P41"/>
      <text:p text:style-name="P7">llamado</text:p>
      <text:p text:style-name="P6">valida.php?operacion=telefono</text:p>
      <text:p text:style-name="P6"/>
      <text:p text:style-name="P7">parámetros</text:p>
      <text:p text:style-name="P6">* telefono (s,20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 { value: 'valid'/'invalid' }</text:p>
      <text:p text:style-name="P6">}</text:p>
      <text:p text:style-name="Standard"/>
      <text:p text:style-name="Standard"/>
      <text:p text:style-name="Standard"><text:soft-page-break/></text:p>
      <text:p text:style-name="P40">Registro</text:p>
      <text:p text:style-name="Standard">Servicios de registro inicial de socios y devices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socio</text:p>
      <text:p text:style-name="Standard"><text:tab/>device</text:p>
      <text:p text:style-name="Standard"/>
      <text:p text:style-name="Standard"/>
      <text:p text:style-name="P39">socio</text:p>
      <text:p text:style-name="P41">Registro de un socio</text:p>
      <text:p text:style-name="P41"/>
      <text:p text:style-name="P7">llamado</text:p>
      <text:p text:style-name="P6">registro.php?operacion=socio</text:p>
      <text:p text:style-name="P6"/>
      <text:p text:style-name="P7">parámetros</text:p>
      <text:p text:style-name="P10">*<text:tab/>deviceId <text:s/>(i,20)</text:p>
      <text:p text:style-name="P10">*<text:tab/>correo (s,50)</text:p>
      <text:p text:style-name="P10">*<text:tab/>password (s,10)</text:p>
      <text:p text:style-name="P10">*<text:tab/>primernombre <text:s/>(s,50)</text:p>
      <text:p text:style-name="P10"><text:tab/>segundonombre <text:s/>(s,50)</text:p>
      <text:p text:style-name="P10">*<text:tab/>apellidopaterno <text:s/>(s,50)</text:p>
      <text:p text:style-name="P10">*<text:tab/>apellidomaterno (s,50)</text:p>
      <text:p text:style-name="P10">*<text:tab/>genero ('m' | 'f' )</text:p>
      <text:p text:style-name="P10">*<text:tab/>fechanacimiento (s, 'yyyy-mm-dd' )</text:p>
      <text:p text:style-name="P10"><text:tab/><text:span text:style-name="T3">numcel</text:span> <text:s/>(s,20) Solo números</text:p>
      <text:p text:style-name="P6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</text:p>
      <text:p text:style-name="P8"><text:tab/><text:tab/> <text:s text:c="2"/>"socio":{</text:p>
      <text:p text:style-name="P8"><text:tab/><text:tab/><text:tab/>"a":3,</text:p>
      <text:p text:style-name="P8"><text:tab/><text:tab/><text:tab/>"b":2,</text:p>
      <text:p text:style-name="P8"><text:tab/><text:tab/><text:tab/>"c":6,</text:p>
      <text:p text:style-name="P8"><text:tab/><text:tab/><text:tab/>"d":11,</text:p>
      <text:p text:style-name="P8"><text:tab/><text:tab/><text:tab/>"e":5,</text:p>
      <text:p text:style-name="P8"><text:tab/><text:tab/><text:tab/>"f":8,</text:p>
      <text:p text:style-name="P8"><text:tab/><text:tab/><text:tab/>"g":4,</text:p>
      <text:p text:style-name="P8"><text:tab/><text:tab/><text:tab/>"h":9,</text:p>
      <text:p text:style-name="P8"><text:tab/><text:tab/><text:tab/>"i":8,</text:p>
      <text:p text:style-name="P8"><text:tab/><text:tab/><text:tab/>"j":2,</text:p>
      <text:p text:style-name="P8"><text:tab/><text:tab/><text:tab/>"k":1,</text:p>
      <text:p text:style-name="P8"><text:tab/><text:tab/><text:tab/>"l":4,</text:p>
      <text:p text:style-name="P8"><text:soft-page-break/><text:tab/><text:tab/><text:tab/>"m":3,</text:p>
      <text:p text:style-name="P8"><text:tab/><text:tab/><text:tab/>"n":3,</text:p>
      <text:p text:style-name="P8"><text:tab/><text:tab/><text:tab/>"o":8,</text:p>
      <text:p text:style-name="P8"><text:tab/><text:tab/><text:tab/>"p":1,</text:p>
      <text:p text:style-name="P8"><text:tab/><text:tab/><text:tab/>"q":4,</text:p>
      <text:p text:style-name="P8"><text:tab/><text:tab/><text:tab/>"r":7,</text:p>
      <text:p text:style-name="P8"><text:tab/><text:tab/><text:tab/>"s":11,</text:p>
      <text:p text:style-name="P8"><text:tab/><text:tab/><text:tab/>"t":0,</text:p>
      <text:p text:style-name="P8"><text:tab/><text:tab/><text:tab/>"w1":0,</text:p>
      <text:p text:style-name="P8"><text:tab/><text:tab/><text:tab/>"w2":0,</text:p>
      <text:p text:style-name="P8"><text:tab/><text:tab/><text:tab/>"w3":0,</text:p>
      <text:p text:style-name="P8"><text:tab/><text:tab/><text:tab/>"x":4,</text:p>
      <text:p text:style-name="P8"><text:tab/><text:tab/><text:tab/>"y":8,</text:p>
      <text:p text:style-name="P8"><text:tab/><text:tab/><text:tab/>"z":0,</text:p>
      <text:p text:style-name="P8"><text:tab/><text:tab/><text:tab/>"pi1":0,</text:p>
      <text:p text:style-name="P8"><text:tab/><text:tab/><text:tab/>"pi2":0,</text:p>
      <text:p text:style-name="P8"><text:tab/><text:tab/><text:tab/>"pi3":0,</text:p>
      <text:p text:style-name="P8"><text:tab/><text:tab/><text:tab/>"pi4":0</text:p>
      <text:p text:style-name="P8"><text:tab/><text:tab/><text:tab/>"poder":7,</text:p>
      <text:p text:style-name="P8"><text:tab/><text:tab/><text:tab/>"numero":22,</text:p>
      <text:p text:style-name="P8"><text:tab/><text:tab/><text:tab/>"expresion":3</text:p>
      <text:p text:style-name="P8"><text:tab/><text:tab/><text:tab/>“sid”: (string 30)</text:p>
      <text:p text:style-name="P8"><text:tab/><text:tab/><text:tab/>}</text:p>
      <text:p text:style-name="P8"><text:tab/><text:tab/>}</text:p>
      <text:p text:style-name="P5"/>
      <text:p text:style-name="P25"/>
      <text:p text:style-name="Standard"/>
      <text:p text:style-name="P39">device</text:p>
      <text:p text:style-name="P41">Registra un nuevo dispositivo</text:p>
      <text:p text:style-name="P41"/>
      <text:p text:style-name="P7">llamado</text:p>
      <text:p text:style-name="P6">registro.php?operacion=device</text:p>
      <text:p text:style-name="P6"/>
      <text:p text:style-name="P7">parámetros</text:p>
      <text:p text:style-name="P9">*<text:tab/>marca <text:s/>-- &gt; brand (s,50)</text:p>
      <text:p text:style-name="P9">*<text:tab/>modelo -- &gt; model (s,50)</text:p>
      <text:p text:style-name="P9"><text:tab/>tipo -- &gt; deivce (s,50)</text:p>
      <text:p text:style-name="P9"><text:tab/>so [ios / android] <text:s/>(s,50)</text:p>
      <text:p text:style-name="P9"><text:tab/>version --&gt; version (s,50)</text:p>
      <text:p text:style-name="P9"><text:tab/>idioma (s,50)</text:p>
      <text:p text:style-name="P9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 value: string(20) }</text:p>
      <text:p text:style-name="P8">}</text:p>
      <text:p text:style-name="P8"/>
      <text:p text:style-name="P26"><text:soft-page-break/></text:p>
      <text:p text:style-name="P40">Login</text:p>
      <text:p text:style-name="P41">Permite acceder al app. En el retorno, las variables boleanas, informan si es necesario sincronizar la información</text:p>
      <text:p text:style-name="P41"/>
      <text:p text:style-name="P42">Script</text:p>
      <text:p text:style-name="P41"><text:tab/>login.php</text:p>
      <text:p text:style-name="P41"/>
      <text:p text:style-name="P42">Operaciones</text:p>
      <text:p text:style-name="P41"><text:tab/>Ninguna, se llama directamente</text:p>
      <text:p text:style-name="P41"/>
      <text:p text:style-name="P7">llamado</text:p>
      <text:p text:style-name="P6">login.php</text:p>
      <text:p text:style-name="P6"/>
      <text:p text:style-name="P7">parámetros</text:p>
      <text:p text:style-name="P6">* usuario</text:p>
      <text:p text:style-name="P6">* password</text:p>
      <text:p text:style-name="P6">* device – ( El deviceId asignado a ese dispositivo )</text:p>
      <text:p text:style-name="P6">clave <text:s/>- (Clave de empresa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{</text:p>
      <text:p text:style-name="P6"><text:tab/><text:tab/>id: string(30),</text:p>
      <text:p text:style-name="P6"><text:tab/><text:tab/>sincDefiniciones: bool,</text:p>
      <text:p text:style-name="P6"><text:tab/><text:tab/>sincInterpretaciones: bool,</text:p>
      <text:p text:style-name="P6"><text:tab/><text:tab/>sincAspectos: bool,</text:p>
      <text:p text:style-name="P6"><text:tab/><text:tab/>sincTemas: bool,</text:p>
      <text:p text:style-name="P6"><text:tab/><text:tab/>sincActividades: bool,</text:p>
      <text:p text:style-name="P6"><text:tab/><text:tab/>sincSemanticaPersonal: bool,</text:p>
      <text:p text:style-name="P6"><text:tab/><text:tab/>sincSemanticaUniversal: bool,</text:p>
      <text:p text:style-name="P6"><text:tab/><text:tab/>sincPersonal: bool,</text:p>
      <text:p text:style-name="P6"><text:tab/><text:tab/>sincContactos: bool,</text:p>
      <text:p text:style-name="P6"><text:tab/><text:tab/>sincGrupos: bool,</text:p>
      <text:p text:style-name="P6"><text:tab/><text:tab/>sincEntidades: bool,</text:p>
      <text:p text:style-name="P6"><text:tab/><text:tab/>estatusPago: char(1)</text:p>
      <text:p text:style-name="P6"><text:tab/>}</text:p>
      <text:p text:style-name="P6">}</text:p>
      <text:p text:style-name="P28"/>
      <text:p text:style-name="P26"/>
      <text:p text:style-name="P26"/>
      <text:p text:style-name="P26"/>
      <text:p text:style-name="P43">Sesion</text:p>
      <text:p text:style-name="P41">Permite acceder al app con una sesión previa. En el retorno, las variables boleanas, informan si es necesario sincronizar la información</text:p>
      <text:p text:style-name="P41"/>
      <text:p text:style-name="P42">Script</text:p>
      <text:p text:style-name="P41"><text:tab/>sesion.php</text:p>
      <text:p text:style-name="P41"/>
      <text:p text:style-name="P42">Operaciones</text:p>
      <text:p text:style-name="P41"><text:tab/>Ninguna, se llama directamente</text:p>
      <text:p text:style-name="P41"/>
      <text:p text:style-name="P7">llamado</text:p>
      <text:p text:style-name="P6">login.php</text:p>
      <text:p text:style-name="P6"/>
      <text:p text:style-name="P7">parámetros</text:p>
      <text:p text:style-name="P6">* sesion</text:p>
      <text:p text:style-name="P6">* device – ( El deviceId asignado a ese dispositivo 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{</text:p>
      <text:p text:style-name="P6"><text:tab/><text:tab/>id: string(30),</text:p>
      <text:p text:style-name="P6"><text:tab/><text:tab/>sincDefiniciones: bool,</text:p>
      <text:p text:style-name="P6"><text:tab/><text:tab/>sincInterpretaciones: bool,</text:p>
      <text:p text:style-name="P6"><text:tab/><text:tab/>sincAspectos: bool,</text:p>
      <text:p text:style-name="P6"><text:tab/><text:tab/>sincTemas: bool,</text:p>
      <text:p text:style-name="P6"><text:tab/><text:tab/>sincActividades: bool,</text:p>
      <text:p text:style-name="P6"><text:tab/><text:tab/>sincSemanticaPersonal: bool,</text:p>
      <text:p text:style-name="P6"><text:tab/><text:tab/>sincSemanticaUniversal: bool,</text:p>
      <text:p text:style-name="P6"><text:tab/><text:tab/>sincPersonal: bool,</text:p>
      <text:p text:style-name="P6"><text:tab/><text:tab/>sincContactos: bool,</text:p>
      <text:p text:style-name="P6"><text:tab/><text:tab/>sincGrupos: bool,</text:p>
      <text:p text:style-name="P6"><text:tab/><text:tab/>sincEntidades: bool,</text:p>
      <text:p text:style-name="P6"><text:tab/><text:tab/>estatusPago: char(1)</text:p>
      <text:p text:style-name="P6"><text:tab/>}</text:p>
      <text:p text:style-name="P8">}</text:p>
      <text:p text:style-name="P29"/>
      <text:p text:style-name="P40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P2"><text:tab/><text:span text:style-name="T1">update</text:span></text:p>
      <text:p text:style-name="Standard"><text:tab/>setphoto</text:p>
      <text:p text:style-name="Standard"><text:tab/>delphoto</text:p>
      <text:p text:style-name="Standard"><text:tab/>confcel<text:tab/></text:p>
      <text:p text:style-name="P25"><text:tab/>confcorreo</text:p>
      <text:p text:style-name="P25"><text:tab/>setpassword</text:p>
      <text:p text:style-name="P25"/>
      <text:p text:style-name="P39">update</text:p>
      <text:p text:style-name="P45">Actualiza datos de un socio</text:p>
      <text:p text:style-name="P45"/>
      <text:p text:style-name="P14">llamado</text:p>
      <text:p text:style-name="P13">socio.php?operacion=update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/text:p>
      <text:p text:style-name="P13"><text:s text:c="4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/text:p>
      <text:p text:style-name="P13"><text:s text:c="4"/>numcel: string(20)<text:line-break/> <text:s text:c="3"/>paisId: int,<text:line-break/> <text:s text:c="3"/>estadoId: int,<text:line-break/> <text:s text:c="3"/>municipio: String(30),<text:line-break/> <text:s text:c="3"/>colonia: String(40),<text:line-break/> <text:s text:c="3"/>calle: String(40),<text:line-break/> <text:s text:c="3"/>cp: String(6),<text:line-break/>}</text:p>
      <text:p text:style-name="P13"/>
      <text:p text:style-name="P13">ningún dato del body es obligatorio</text:p>
      <text:p text:style-name="P13"/>
      <text:p text:style-name="P14">salida</text:p>
      <text:p text:style-name="P15">{</text:p>
      <text:p text:style-name="P15"><text:tab/>success: boleano,</text:p>
      <text:p text:style-name="P13"><text:soft-page-break/><text:tab/>error: numerico,</text:p>
      <text:p text:style-name="P15"><text:tab/>errorinfo: string,</text:p>
      <text:p text:style-name="P15"><text:tab/>"data": {</text:p>
      <text:p text:style-name="P15"><text:tab/><text:tab/>"a": 1,</text:p>
      <text:p text:style-name="P15"><text:tab/><text:tab/>"b": 1,</text:p>
      <text:p text:style-name="P15"><text:tab/><text:tab/>"c": 8,</text:p>
      <text:p text:style-name="P15"><text:tab/><text:tab/>"d": 1,</text:p>
      <text:p text:style-name="P15"><text:tab/><text:tab/>"e": 2,</text:p>
      <text:p text:style-name="P15"><text:tab/><text:tab/>"f": 9,</text:p>
      <text:p text:style-name="P15"><text:tab/><text:tab/>"g": 11,</text:p>
      <text:p text:style-name="P15"><text:tab/><text:tab/>"h": 9,</text:p>
      <text:p text:style-name="P15"><text:tab/><text:tab/>"i": 22,</text:p>
      <text:p text:style-name="P15"><text:tab/><text:tab/>"j": 1,</text:p>
      <text:p text:style-name="P15"><text:tab/><text:tab/>"k": 0,</text:p>
      <text:p text:style-name="P15"><text:tab/><text:tab/>"l": 7,</text:p>
      <text:p text:style-name="P15"><text:tab/><text:tab/>"m": 7,</text:p>
      <text:p text:style-name="P15"><text:tab/><text:tab/>"n": 7,</text:p>
      <text:p text:style-name="P15"><text:tab/><text:tab/>"o": 5,</text:p>
      <text:p text:style-name="P15"><text:tab/><text:tab/>"p": 6,</text:p>
      <text:p text:style-name="P15"><text:tab/><text:tab/>"q": 7,</text:p>
      <text:p text:style-name="P15"><text:tab/><text:tab/>"r": 5,</text:p>
      <text:p text:style-name="P15"><text:tab/><text:tab/>"s": 3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2,</text:p>
      <text:p text:style-name="P15"><text:tab/><text:tab/>"y": 4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5,</text:p>
      <text:p text:style-name="P15"><text:tab/><text:tab/>"numero": 2,</text:p>
      <text:p text:style-name="P15"><text:tab/><text:tab/>"expresion": 3</text:p>
      <text:p text:style-name="P15"><text:tab/>}</text:p>
      <text:p text:style-name="P15">}</text:p>
      <text:p text:style-name="P30"/>
      <text:p text:style-name="P30"/>
      <text:p text:style-name="P30"/>
      <text:p text:style-name="P39">setphoto</text:p>
      <text:p text:style-name="P47">Cambia la foto del socio</text:p>
      <text:p text:style-name="P47"/>
      <text:p text:style-name="P22">llamado</text:p>
      <text:p text:style-name="P21">socio.php?operacion=setphoto</text:p>
      <text:p text:style-name="P21"/>
      <text:p text:style-name="P22">parámetros</text:p>
      <text:p text:style-name="P23">*<text:tab/>device</text:p>
      <text:p text:style-name="P23"><text:soft-page-break/>*<text:tab/>sesion</text:p>
      <text:p text:style-name="P23"/>
      <text:p text:style-name="P22">parámetros del body – Json</text:p>
      <text:p text:style-name="P21">{</text:p>
      <text:p text:style-name="P24"><text:s text:c="4"/>* foto: (string -&gt; base64 de la imagen)<text:line-break/>}</text:p>
      <text:p text:style-name="P24"/>
      <text:p text:style-name="P22">salida</text:p>
      <text:p text:style-name="P21"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11"/>
      <text:p text:style-name="P39">delphoto</text:p>
      <text:p text:style-name="P47">Borra la foto del socio</text:p>
      <text:p text:style-name="P47"/>
      <text:p text:style-name="P22">llamado</text:p>
      <text:p text:style-name="P21">socio.php?operacion=delphoto</text:p>
      <text:p text:style-name="P21"/>
      <text:p text:style-name="P22">parámetros</text:p>
      <text:p text:style-name="P23">*<text:tab/>device</text:p>
      <text:p text:style-name="P23">*<text:tab/>sesion</text:p>
      <text:p text:style-name="P23"/>
      <text:p text:style-name="P24"/>
      <text:p text:style-name="P22">salida</text:p>
      <text:p text:style-name="P21"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19"/>
      <text:p text:style-name="P39">setpassword</text:p>
      <text:p text:style-name="P47">Cambia el password del socio</text:p>
      <text:p text:style-name="P47"/>
      <text:p text:style-name="P22">llamado</text:p>
      <text:p text:style-name="P21">socio.php?operacion=setpassword</text:p>
      <text:p text:style-name="P21"/>
      <text:p text:style-name="P22">parámetros</text:p>
      <text:p text:style-name="P23">*<text:tab/>device</text:p>
      <text:p text:style-name="P23">*<text:tab/>sesion</text:p>
      <text:p text:style-name="P23"/>
      <text:p text:style-name="P22">parámetros del body – Json</text:p>
      <text:p text:style-name="P21">{</text:p>
      <text:p text:style-name="P24"><text:s text:c="4"/>* actual: string</text:p>
      <text:p text:style-name="P24"><text:s text:c="4"/>* nuevo: string<text:line-break/>}</text:p>
      <text:p text:style-name="P24"><text:soft-page-break/></text:p>
      <text:p text:style-name="P22">salida</text:p>
      <text:p text:style-name="P21"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19"/>
      <text:p text:style-name="P59"/>
      <text:p text:style-name="P43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Standard"><text:tab/>socio</text:p>
      <text:p text:style-name="Standard"><text:tab/>contactos</text:p>
      <text:p text:style-name="Standard"><text:tab/>grupos</text:p>
      <text:p text:style-name="Standard"><text:tab/>miembros</text:p>
      <text:p text:style-name="Standard"/>
      <text:p text:style-name="P3"/>
      <text:p text:style-name="P39">alldef</text:p>
      <text:p text:style-name="P45">Regresa todas las definiciones del sistema</text:p>
      <text:p text:style-name="P45"/>
      <text:p text:style-name="P14">llamado</text:p>
      <text:p text:style-name="P13">carga.php?operacion=alldef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6)</text:p>
      <text:p text:style-name="P13"><text:tab/><text:tab/><text:tab/>padreId: string(6)</text:p>
      <text:p text:style-name="P13"><text:tab/><text:tab/><text:tab/>perspectva: string</text:p>
      <text:p text:style-name="P13"><text:tab/><text:tab/><text:tab/>nombre: string</text:p>
      <text:p text:style-name="P13"><text:tab/><text:tab/><text:tab/>definicion: string</text:p>
      <text:p text:style-name="P13"><text:tab/><text:tab/>}</text:p>
      <text:p text:style-name="P13"><text:tab/> <text:s text:c="5"/>]</text:p>
      <text:p text:style-name="P13"><text:tab/>}</text:p>
      <text:p text:style-name="P15">}</text:p>
      <text:p text:style-name="P5"/>
      <text:p text:style-name="P26"/>
      <text:p text:style-name="P39"><text:soft-page-break/>allint</text:p>
      <text:p text:style-name="P45">Regresa todas las interpretaciones del sistema</text:p>
      <text:p text:style-name="P45"/>
      <text:p text:style-name="P14">llamado</text:p>
      <text:p text:style-name="P13">carga.php?operacion=allin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nombre: string</text:p>
      <text:p text:style-name="P13"><text:tab/><text:tab/><text:tab/>caracter: char(1)</text:p>
      <text:p text:style-name="P13"><text:tab/><text:tab/><text:tab/>titulo: string,</text:p>
      <text:p text:style-name="P13"><text:tab/><text:tab/><text:tab/>interpretacion: string</text:p>
      <text:p text:style-name="P13"><text:tab/><text:tab/>}</text:p>
      <text:p text:style-name="P13"><text:tab/> <text:s text:c="5"/>]</text:p>
      <text:p text:style-name="P13">}</text:p>
      <text:p text:style-name="P4"/>
      <text:p text:style-name="P4"/>
      <text:p text:style-name="P39">allasp</text:p>
      <text:p text:style-name="P45">Regresa todos los aspectos de vida con su numerolo ponderado</text:p>
      <text:p text:style-name="P45"/>
      <text:p text:style-name="P14">llamado</text:p>
      <text:p text:style-name="P13">carga.php?operacion=allasp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<text:span text:style-name="T3">icono: string ( imagen en base64)</text:span></text:p>
      <text:p text:style-name="P13"><text:soft-page-break/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9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}</text:p>
      <text:p text:style-name="P4"/>
      <text:p text:style-name="P25"/>
      <text:p text:style-name="P39">alltem</text:p>
      <text:p text:style-name="P45">Regresa todos los temas de todos los aspectos de vida con su numerolo ponderado</text:p>
      <text:p text:style-name="P45"/>
      <text:p text:style-name="P14">llamado</text:p>
      <text:p text:style-name="P13">carga.php?operacion=alltem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aspectoId: int</text:p>
      <text:p text:style-name="P13"><text:tab/><text:tab/><text:tab/><text:span text:style-name="T3">icono: string ( imagen en base64)</text:span>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soft-page-break/><text:tab/><text:tab/><text:tab/>n9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<text:tab/>}</text:p>
      <text:p text:style-name="P4"/>
      <text:p text:style-name="P4"/>
      <text:p text:style-name="P39">allact</text:p>
      <text:p text:style-name="P45">Regresa todas las actividades de todos los temas de todos los aspectos de vida con su numerolo ponderado</text:p>
      <text:p text:style-name="P45"/>
      <text:p text:style-name="P14">llamado</text:p>
      <text:p text:style-name="P13">carga.php?operacion=allac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temaId: int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9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5">}</text:p>
      <text:p text:style-name="P11"/>
      <text:p text:style-name="P11"/>
      <text:p text:style-name="P39">allene</text:p>
      <text:p text:style-name="P45">Regresa todas las energias personales</text:p>
      <text:p text:style-name="P45"><text:soft-page-break/></text:p>
      <text:p text:style-name="P14">llamado</text:p>
      <text:p text:style-name="P13">carga.php?operacion=allene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energia: string</text:p>
      <text:p text:style-name="P13"><text:tab/><text:tab/><text:tab/>recomendacion: string,</text:p>
      <text:p text:style-name="P13"><text:tab/><text:tab/><text:tab/>mensaje: string</text:p>
      <text:p text:style-name="P13"><text:tab/><text:tab/><text:tab/>amistad: int <text:span text:style-name="T2">&lt;-- detrermina si esta energia aplica para esta categoria</text:span></text:p>
      <text:p text:style-name="P13"><text:tab/><text:tab/><text:tab/>esparcimiento: int</text:p>
      <text:p text:style-name="P13"><text:tab/><text:tab/><text:tab/>familia: int</text:p>
      <text:p text:style-name="P13"><text:tab/><text:tab/><text:tab/>profesional: int</text:p>
      <text:p text:style-name="P13"><text:tab/><text:tab/><text:tab/>romance: int</text:p>
      <text:p text:style-name="P13"><text:tab/><text:tab/><text:tab/>sociedad: int</text:p>
      <text:p text:style-name="P13"><text:tab/><text:tab/><text:tab/>trabajo: int</text:p>
      <text:p text:style-name="P13"><text:tab/><text:tab/>}</text:p>
      <text:p text:style-name="P13"><text:tab/> <text:s text:c="5"/>]</text:p>
      <text:p text:style-name="P15">}</text:p>
      <text:p text:style-name="P11"/>
      <text:p text:style-name="P11"/>
      <text:p text:style-name="P39">alluni</text:p>
      <text:p text:style-name="P45">Regresa todas las energias universales</text:p>
      <text:p text:style-name="P45"/>
      <text:p text:style-name="P14">llamado</text:p>
      <text:p text:style-name="P13">carga.php?operacion=alluni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soft-page-break/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matiz: string</text:p>
      <text:p text:style-name="P13"><text:tab/><text:tab/><text:tab/>precuacion: string,</text:p>
      <text:p text:style-name="P13"><text:tab/><text:tab/><text:tab/>conclusion: string</text:p>
      <text:p text:style-name="P13"><text:tab/><text:tab/><text:tab/>amistad: int <text:span text:style-name="T2">&lt;-- detrermina si esta energia aplica para esta categoria</text:span></text:p>
      <text:p text:style-name="P13"><text:tab/><text:tab/><text:tab/>esparcimiento: int</text:p>
      <text:p text:style-name="P13"><text:tab/><text:tab/><text:tab/>familia: int</text:p>
      <text:p text:style-name="P13"><text:tab/><text:tab/><text:tab/>profesional: int</text:p>
      <text:p text:style-name="P13"><text:tab/><text:tab/><text:tab/>romance: int</text:p>
      <text:p text:style-name="P13"><text:tab/><text:tab/><text:tab/>sociedad: int</text:p>
      <text:p text:style-name="P13"><text:tab/><text:tab/><text:tab/>trabajo: int</text:p>
      <text:p text:style-name="P13"><text:tab/><text:tab/>}</text:p>
      <text:p text:style-name="P13"><text:tab/> <text:s text:c="5"/>]</text:p>
      <text:p text:style-name="P15">}</text:p>
      <text:p text:style-name="P12"/>
      <text:p text:style-name="P32"/>
      <text:p text:style-name="P38">socio</text:p>
      <text:p text:style-name="P41">Regresa la información del socio</text:p>
      <text:p text:style-name="P41"/>
      <text:p text:style-name="P7">llamado</text:p>
      <text:p text:style-name="P6">carga.php?operacion=socio</text:p>
      <text:p text:style-name="P6"/>
      <text:p text:style-name="P7">parámetros</text:p>
      <text:p text:style-name="P8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</text:p>
      <text:p text:style-name="P8"><text:tab/><text:tab/> <text:s text:c="2"/>socio:{</text:p>
      <text:p text:style-name="P8"><text:tab/><text:tab/><text:tab/><text:span text:style-name="T3">foto</text:span></text:p>
      <text:p text:style-name="P8"><text:tab/><text:tab/><text:tab/>primerNombre,</text:p>
      <text:p text:style-name="P8"><text:s text:c="16"/><text:tab/><text:tab/>segundoNombre,</text:p>
      <text:p text:style-name="P8"><text:s text:c="16"/><text:tab/><text:tab/>apellidoPaterno,</text:p>
      <text:p text:style-name="P8"><text:s text:c="16"/><text:tab/><text:tab/>apellidoMaterno,</text:p>
      <text:p text:style-name="P8"><text:s text:c="16"/><text:tab/><text:tab/>paisId,</text:p>
      <text:p text:style-name="P8"><text:s text:c="16"/><text:tab/><text:tab/>pais,</text:p>
      <text:p text:style-name="P8"><text:s text:c="16"/><text:tab/><text:tab/>estadoId,</text:p>
      <text:p text:style-name="P8"><text:s text:c="16"/><text:tab/><text:tab/>estado,</text:p>
      <text:p text:style-name="P8"><text:soft-page-break/><text:s text:c="16"/><text:tab/><text:tab/>municipio,</text:p>
      <text:p text:style-name="P8"><text:s text:c="16"/><text:tab/><text:tab/>colonia, </text:p>
      <text:p text:style-name="P8"><text:s text:c="16"/><text:tab/><text:tab/>calle,</text:p>
      <text:p text:style-name="P8"><text:s text:c="16"/><text:tab/><text:tab/>cp,</text:p>
      <text:p text:style-name="P8"><text:s text:c="16"/><text:tab/><text:tab/>fechaNacimiento,</text:p>
      <text:p text:style-name="P8"><text:s text:c="16"/><text:tab/><text:tab/>genero,</text:p>
      <text:p text:style-name="P8"><text:s text:c="16"/><text:tab/><text:tab/><text:span text:style-name="T3">numcel</text:span>,</text:p>
      <text:p text:style-name="P8"><text:tab/><text:tab/><text:tab/>a:3,</text:p>
      <text:p text:style-name="P8"><text:tab/><text:tab/><text:tab/>b:2,</text:p>
      <text:p text:style-name="P8"><text:tab/><text:tab/><text:tab/>c:6,</text:p>
      <text:p text:style-name="P8"><text:tab/><text:tab/><text:tab/>d:11,</text:p>
      <text:p text:style-name="P8"><text:tab/><text:tab/><text:tab/>e:5,</text:p>
      <text:p text:style-name="P8"><text:tab/><text:tab/><text:tab/>f:8,</text:p>
      <text:p text:style-name="P8"><text:tab/><text:tab/><text:tab/>g:4,</text:p>
      <text:p text:style-name="P8"><text:tab/><text:tab/><text:tab/>h:9,</text:p>
      <text:p text:style-name="P8"><text:tab/><text:tab/><text:tab/>i:8,</text:p>
      <text:p text:style-name="P8"><text:tab/><text:tab/><text:tab/>j:2,</text:p>
      <text:p text:style-name="P8"><text:tab/><text:tab/><text:tab/>k:1,</text:p>
      <text:p text:style-name="P8"><text:tab/><text:tab/><text:tab/>l:4,</text:p>
      <text:p text:style-name="P8"><text:tab/><text:tab/><text:tab/>m:3,</text:p>
      <text:p text:style-name="P8"><text:tab/><text:tab/><text:tab/>n:3,</text:p>
      <text:p text:style-name="P8"><text:tab/><text:tab/><text:tab/>o:8,</text:p>
      <text:p text:style-name="P8"><text:tab/><text:tab/><text:tab/>p:1,</text:p>
      <text:p text:style-name="P8"><text:tab/><text:tab/><text:tab/>q:4,</text:p>
      <text:p text:style-name="P8"><text:tab/><text:tab/><text:tab/>r:7,</text:p>
      <text:p text:style-name="P8"><text:tab/><text:tab/><text:tab/>s:11,</text:p>
      <text:p text:style-name="P8"><text:tab/><text:tab/><text:tab/>t:0,</text:p>
      <text:p text:style-name="P8"><text:tab/><text:tab/><text:tab/>w1:0,</text:p>
      <text:p text:style-name="P8"><text:tab/><text:tab/><text:tab/>w2:0,</text:p>
      <text:p text:style-name="P8"><text:tab/><text:tab/><text:tab/>w3:0,</text:p>
      <text:p text:style-name="P8"><text:tab/><text:tab/><text:tab/>x:4,</text:p>
      <text:p text:style-name="P8"><text:tab/><text:tab/><text:tab/>y:8,</text:p>
      <text:p text:style-name="P8"><text:tab/><text:tab/><text:tab/>z:0,</text:p>
      <text:p text:style-name="P8"><text:tab/><text:tab/><text:tab/>pi1:0,</text:p>
      <text:p text:style-name="P8"><text:tab/><text:tab/><text:tab/>pi2:0,</text:p>
      <text:p text:style-name="P8"><text:tab/><text:tab/><text:tab/>pi3:0,</text:p>
      <text:p text:style-name="P8"><text:tab/><text:tab/><text:tab/>pi4:0</text:p>
      <text:p text:style-name="P8"><text:tab/><text:tab/><text:tab/>poder:7,</text:p>
      <text:p text:style-name="P8"><text:tab/><text:tab/><text:tab/>numero:22,</text:p>
      <text:p text:style-name="P8"><text:tab/><text:tab/><text:tab/>expresion:3</text:p>
      <text:p text:style-name="P8"><text:tab/><text:tab/><text:tab/>}</text:p>
      <text:p text:style-name="P8"><text:tab/><text:tab/>}</text:p>
      <text:p text:style-name="P5"/>
      <text:p text:style-name="P5"/>
      <text:p text:style-name="P39">contactos</text:p>
      <text:p text:style-name="P41">Regresa la información los contactos del socio</text:p>
      <text:p text:style-name="P41"/>
      <text:p text:style-name="P7">llamado</text:p>
      <text:p text:style-name="P6">carga.php?operacion=contactos</text:p>
      <text:p text:style-name="P6"><text:soft-page-break/></text:p>
      <text:p text:style-name="P7">parámetros</text:p>
      <text:p text:style-name="P10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[</text:p>
      <text:p text:style-name="P8"><text:tab/><text:tab/>{</text:p>
      <text:p text:style-name="P8"><text:tab/><text:tab/><text:tab/>id</text:p>
      <text:p text:style-name="P8"><text:tab/><text:tab/><text:tab/><text:span text:style-name="T3">foto</text:span></text:p>
      <text:p text:style-name="P8"><text:tab/><text:tab/><text:tab/>genero</text:p>
      <text:p text:style-name="P8"><text:tab/><text:tab/><text:tab/>primerNombre,</text:p>
      <text:p text:style-name="P8"><text:s text:c="16"/><text:tab/><text:tab/>segundoNombre,</text:p>
      <text:p text:style-name="P8"><text:s text:c="16"/><text:tab/><text:tab/>apellidoPaterno,</text:p>
      <text:p text:style-name="P8"><text:s text:c="16"/><text:tab/><text:tab/>apellidoMaterno,</text:p>
      <text:p text:style-name="P8"><text:s text:c="16"/><text:tab/><text:tab/>fechaNacimiento,</text:p>
      <text:p text:style-name="P8"><text:s text:c="16"/><text:tab/><text:tab/>correo,</text:p>
      <text:p text:style-name="P8"><text:s text:c="16"/><text:tab/><text:tab/>amistad,</text:p>
      <text:p text:style-name="P8"><text:tab/><text:tab/> <text:s text:c="11"/>esparcimiento,</text:p>
      <text:p text:style-name="P8"><text:s text:c="16"/><text:tab/><text:tab/>familia,</text:p>
      <text:p text:style-name="P8"><text:s text:c="16"/><text:tab/><text:tab/>profesional,</text:p>
      <text:p text:style-name="P8"><text:s text:c="16"/><text:tab/><text:tab/>romance,</text:p>
      <text:p text:style-name="P8"><text:s text:c="16"/><text:tab/><text:tab/>sociedad,</text:p>
      <text:p text:style-name="P8"><text:s text:c="16"/><text:tab/><text:tab/>trabajo,</text:p>
      <text:p text:style-name="P8"><text:tab/><text:tab/><text:tab/>a:3,</text:p>
      <text:p text:style-name="P8"><text:tab/><text:tab/><text:tab/>b:2,</text:p>
      <text:p text:style-name="P8"><text:tab/><text:tab/><text:tab/>c:6,</text:p>
      <text:p text:style-name="P8"><text:tab/><text:tab/><text:tab/>d:11,</text:p>
      <text:p text:style-name="P8"><text:tab/><text:tab/><text:tab/>e:5,</text:p>
      <text:p text:style-name="P8"><text:tab/><text:tab/><text:tab/>f:8,</text:p>
      <text:p text:style-name="P8"><text:tab/><text:tab/><text:tab/>g:4,</text:p>
      <text:p text:style-name="P8"><text:tab/><text:tab/><text:tab/>h:9,</text:p>
      <text:p text:style-name="P8"><text:tab/><text:tab/><text:tab/>i:8,</text:p>
      <text:p text:style-name="P8"><text:tab/><text:tab/><text:tab/>j:2,</text:p>
      <text:p text:style-name="P8"><text:tab/><text:tab/><text:tab/>k:1,</text:p>
      <text:p text:style-name="P8"><text:tab/><text:tab/><text:tab/>l:4,</text:p>
      <text:p text:style-name="P8"><text:tab/><text:tab/><text:tab/>m:3,</text:p>
      <text:p text:style-name="P8"><text:tab/><text:tab/><text:tab/>n:3,</text:p>
      <text:p text:style-name="P8"><text:tab/><text:tab/><text:tab/>o:8,</text:p>
      <text:p text:style-name="P8"><text:tab/><text:tab/><text:tab/>p:1,</text:p>
      <text:p text:style-name="P8"><text:tab/><text:tab/><text:tab/>q:4,</text:p>
      <text:p text:style-name="P8"><text:tab/><text:tab/><text:tab/>r:7,</text:p>
      <text:p text:style-name="P8"><text:tab/><text:tab/><text:tab/>s:11,</text:p>
      <text:p text:style-name="P8"><text:tab/><text:tab/><text:tab/>t:0,</text:p>
      <text:p text:style-name="P8"><text:tab/><text:tab/><text:tab/>w1:0,</text:p>
      <text:p text:style-name="P8"><text:soft-page-break/><text:tab/><text:tab/><text:tab/>w2:0,</text:p>
      <text:p text:style-name="P8"><text:tab/><text:tab/><text:tab/>w3:0,</text:p>
      <text:p text:style-name="P8"><text:tab/><text:tab/><text:tab/>x:4,</text:p>
      <text:p text:style-name="P8"><text:tab/><text:tab/><text:tab/>y:8,</text:p>
      <text:p text:style-name="P8"><text:tab/><text:tab/><text:tab/>z:0,</text:p>
      <text:p text:style-name="P8"><text:tab/><text:tab/><text:tab/>pi1:0,</text:p>
      <text:p text:style-name="P8"><text:tab/><text:tab/><text:tab/>pi2:0,</text:p>
      <text:p text:style-name="P8"><text:tab/><text:tab/><text:tab/>pi3:0,</text:p>
      <text:p text:style-name="P8"><text:tab/><text:tab/><text:tab/>pi4:0</text:p>
      <text:p text:style-name="P8"><text:tab/><text:tab/><text:tab/>poder:7,</text:p>
      <text:p text:style-name="P8"><text:tab/><text:tab/><text:tab/>numero:22,</text:p>
      <text:p text:style-name="P8"><text:tab/><text:tab/><text:tab/>expresion:3</text:p>
      <text:p text:style-name="P8"><text:tab/><text:tab/>}</text:p>
      <text:p text:style-name="P8"><text:tab/>]}</text:p>
      <text:p text:style-name="P5"/>
      <text:p text:style-name="P5"/>
      <text:p text:style-name="P39">grupos</text:p>
      <text:p text:style-name="P41">Regresa la información de todos los grupos del socio</text:p>
      <text:p text:style-name="P41"/>
      <text:p text:style-name="P7">llamado</text:p>
      <text:p text:style-name="P6">carga.php?operacion=contactos</text:p>
      <text:p text:style-name="P6"/>
      <text:p text:style-name="P7">parámetros</text:p>
      <text:p text:style-name="P10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[</text:p>
      <text:p text:style-name="P8"><text:tab/><text:tab/>{</text:p>
      <text:p text:style-name="P8"><text:tab/><text:tab/><text:tab/>id</text:p>
      <text:p text:style-name="P8"><text:tab/><text:tab/><text:tab/><text:span text:style-name="T3">foto</text:span></text:p>
      <text:p text:style-name="P8"><text:tab/><text:tab/><text:tab/>nombre,</text:p>
      <text:p text:style-name="P8"><text:s text:c="16"/><text:tab/><text:tab/>fechaNacimiento,</text:p>
      <text:p text:style-name="P8"><text:s text:c="16"/><text:tab/><text:tab/>amistad,</text:p>
      <text:p text:style-name="P8"><text:tab/><text:tab/> <text:s text:c="11"/>esparcimiento,</text:p>
      <text:p text:style-name="P8"><text:s text:c="16"/><text:tab/><text:tab/>familia,</text:p>
      <text:p text:style-name="P8"><text:s text:c="16"/><text:tab/><text:tab/>profesional,</text:p>
      <text:p text:style-name="P8"><text:s text:c="16"/><text:tab/><text:tab/>sociedad,</text:p>
      <text:p text:style-name="P8"><text:s text:c="16"/><text:tab/><text:tab/>trabajo,</text:p>
      <text:p text:style-name="P8"><text:tab/><text:tab/><text:tab/>a:3,</text:p>
      <text:p text:style-name="P8"><text:tab/><text:tab/><text:tab/>b:2,</text:p>
      <text:p text:style-name="P8"><text:tab/><text:tab/><text:tab/>c:6,</text:p>
      <text:p text:style-name="P8"><text:tab/><text:tab/><text:tab/>d:11,</text:p>
      <text:p text:style-name="P8"><text:tab/><text:tab/><text:tab/>e:5,</text:p>
      <text:p text:style-name="P8"><text:tab/><text:tab/><text:tab/>f:8,</text:p>
      <text:p text:style-name="P8"><text:soft-page-break/><text:tab/><text:tab/><text:tab/>g:4,</text:p>
      <text:p text:style-name="P8"><text:tab/><text:tab/><text:tab/>h:9,</text:p>
      <text:p text:style-name="P8"><text:tab/><text:tab/><text:tab/>i:8,</text:p>
      <text:p text:style-name="P8"><text:tab/><text:tab/><text:tab/>j:2,</text:p>
      <text:p text:style-name="P8"><text:tab/><text:tab/><text:tab/>k:1,</text:p>
      <text:p text:style-name="P8"><text:tab/><text:tab/><text:tab/>l:4,</text:p>
      <text:p text:style-name="P8"><text:tab/><text:tab/><text:tab/>m:3,</text:p>
      <text:p text:style-name="P8"><text:tab/><text:tab/><text:tab/>n:3,</text:p>
      <text:p text:style-name="P8"><text:tab/><text:tab/><text:tab/>o:8,</text:p>
      <text:p text:style-name="P8"><text:tab/><text:tab/><text:tab/>p:1,</text:p>
      <text:p text:style-name="P8"><text:tab/><text:tab/><text:tab/>q:4,</text:p>
      <text:p text:style-name="P8"><text:tab/><text:tab/><text:tab/>r:7,</text:p>
      <text:p text:style-name="P8"><text:tab/><text:tab/><text:tab/>s:11,</text:p>
      <text:p text:style-name="P8"><text:tab/><text:tab/><text:tab/>t:0,</text:p>
      <text:p text:style-name="P8"><text:tab/><text:tab/><text:tab/>w1:0,</text:p>
      <text:p text:style-name="P8"><text:tab/><text:tab/><text:tab/>w2:0,</text:p>
      <text:p text:style-name="P8"><text:tab/><text:tab/><text:tab/>w3:0,</text:p>
      <text:p text:style-name="P8"><text:tab/><text:tab/><text:tab/>x:4,</text:p>
      <text:p text:style-name="P8"><text:tab/><text:tab/><text:tab/>y:8,</text:p>
      <text:p text:style-name="P8"><text:tab/><text:tab/><text:tab/>z:0,</text:p>
      <text:p text:style-name="P8"><text:tab/><text:tab/><text:tab/>pi1:0,</text:p>
      <text:p text:style-name="P8"><text:tab/><text:tab/><text:tab/>pi2:0,</text:p>
      <text:p text:style-name="P8"><text:tab/><text:tab/><text:tab/>pi3:0,</text:p>
      <text:p text:style-name="P8"><text:tab/><text:tab/><text:tab/>pi4:0</text:p>
      <text:p text:style-name="P8"><text:tab/><text:tab/><text:tab/>poder:7,</text:p>
      <text:p text:style-name="P8"><text:tab/><text:tab/><text:tab/>numero:22,</text:p>
      <text:p text:style-name="P8"><text:tab/><text:tab/><text:tab/>expresion:3</text:p>
      <text:p text:style-name="P8"><text:tab/><text:tab/>}</text:p>
      <text:p text:style-name="P8"><text:tab/>]}</text:p>
      <text:p text:style-name="P5"/>
      <text:p text:style-name="P26"/>
      <text:p text:style-name="P39">miembros</text:p>
      <text:p text:style-name="P41">Regresa la información todos los mimebros de todos los grupos del socio</text:p>
      <text:p text:style-name="P41"/>
      <text:p text:style-name="P7">llamado</text:p>
      <text:p text:style-name="P6">carga.php?operacion=miembros</text:p>
      <text:p text:style-name="P6"/>
      <text:p text:style-name="P7">parámetros</text:p>
      <text:p text:style-name="P10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[</text:p>
      <text:p text:style-name="P8"><text:tab/><text:tab/>{</text:p>
      <text:p text:style-name="P8"><text:tab/><text:tab/><text:tab/>id:1,</text:p>
      <text:p text:style-name="P8"><text:soft-page-break/><text:tab/><text:tab/><text:tab/>grupoId:1,</text:p>
      <text:p text:style-name="P8"><text:tab/><text:tab/><text:tab/>contactoId:1</text:p>
      <text:p text:style-name="P8"><text:tab/><text:tab/>}</text:p>
      <text:p text:style-name="P8"><text:tab/>]}</text:p>
      <text:p text:style-name="P5"/>
      <text:p text:style-name="P20"/>
      <text:p text:style-name="P27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31"><text:tab/>exiuni</text:p>
      <text:p text:style-name="P31"><text:tab/>exiper – Éxito en la descarga de datos personales</text:p>
      <text:p text:style-name="P31"><text:tab/>exicon - Contactos</text:p>
      <text:p text:style-name="P31"><text:tab/>exigru - Grupos</text:p>
      <text:p text:style-name="P31"><text:tab/>exient - Entidades</text:p>
      <text:p text:style-name="P31"/>
      <text:p text:style-name="P39">exidef </text:p>
      <text:p text:style-name="P45">Confirma que la carga de las definiciones fue exitosa</text:p>
      <text:p text:style-name="P45"/>
      <text:p text:style-name="P14">llamado</text:p>
      <text:p text:style-name="P13">confirma.php?operacion=exidef</text:p>
      <text:p text:style-name="P13"/>
      <text:p text:style-name="P14">parámetros</text:p>
      <text:p text:style-name="P13">* device</text:p>
      <text:p text:style-name="P13">* sesion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ol }</text:p>
      <text:p text:style-name="P15">}</text:p>
      <text:p text:style-name="P15"/>
      <text:p text:style-name="P36">El llamado y el retorno es igual para todoas las operaciones</text:p>
      <text:p text:style-name="P43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P39">read</text:p>
      <text:p text:style-name="P45">Regresa todos los contactos del usuario</text:p>
      <text:p text:style-name="P45"/>
      <text:p text:style-name="P14">llamado</text:p>
      <text:p text:style-name="P13">contacto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[{</text:p>
      <text:p text:style-name="P15"><text:tab/><text:tab/>"id": 2,</text:p>
      <text:p text:style-name="P15"><text:tab/><text:tab/><text:span text:style-name="T3">"foto": string -&gt; base64,</text:span></text:p>
      <text:p text:style-name="P15"><text:tab/><text:tab/>"genero": "m",</text:p>
      <text:p text:style-name="P15"><text:tab/><text:tab/>"primerNombre": "Maria",</text:p>
      <text:p text:style-name="P15"><text:tab/><text:tab/>"segundoNombre": "Del San Juan",</text:p>
      <text:p text:style-name="P15"><text:tab/><text:tab/>"apellidoPaterno": "Alanis",</text:p>
      <text:p text:style-name="P15"><text:tab/><text:tab/>"apellidoMaterno": "Alatorre",</text:p>
      <text:p text:style-name="P15"><text:tab/><text:tab/>"fechaNacimiento": "1971-04-04",</text:p>
      <text:p text:style-name="P15"><text:tab/><text:tab/>"correo": "a@a01.com",</text:p>
      <text:p text:style-name="P15"><text:tab/><text:tab/>"amistad": 1,</text:p>
      <text:p text:style-name="P15"><text:tab/><text:tab/>"esparcimiento": 1,</text:p>
      <text:p text:style-name="P15"><text:tab/><text:tab/>"familia": 1,</text:p>
      <text:p text:style-name="P15"><text:tab/><text:tab/>"profesional": 1,</text:p>
      <text:p text:style-name="P15"><text:tab/><text:tab/>"romance": 1,</text:p>
      <text:p text:style-name="P15"><text:tab/><text:tab/>"sociedad": 1,</text:p>
      <text:p text:style-name="P15"><text:tab/><text:tab/>"trabajo": 1,</text:p>
      <text:p text:style-name="P15"><text:tab/><text:tab/>"a": 4,</text:p>
      <text:p text:style-name="P15"><text:tab/><text:tab/>"b": 4,</text:p>
      <text:p text:style-name="P15"><text:tab/><text:tab/> "c": 9,</text:p>
      <text:p text:style-name="P15"><text:soft-page-break/><text:tab/><text:tab/>"d": 8,</text:p>
      <text:p text:style-name="P15"><text:tab/><text:tab/>"e": 8,</text:p>
      <text:p text:style-name="P15"><text:tab/><text:tab/>"f": 4,</text:p>
      <text:p text:style-name="P15"><text:tab/><text:tab/>"g": 3,</text:p>
      <text:p text:style-name="P15"><text:tab/><text:tab/>"h": 4,</text:p>
      <text:p text:style-name="P15"><text:tab/><text:tab/>"i": 6,</text:p>
      <text:p text:style-name="P15"><text:tab/><text:tab/>"j": 3,</text:p>
      <text:p text:style-name="P15"><text:tab/><text:tab/>"k": 0,</text:p>
      <text:p text:style-name="P15"><text:tab/><text:tab/>"l": 5,</text:p>
      <text:p text:style-name="P15"><text:tab/><text:tab/>"m": 5,</text:p>
      <text:p text:style-name="P15"><text:tab/><text:tab/>"n": 5,</text:p>
      <text:p text:style-name="P15"><text:tab/><text:tab/>"o": 1,</text:p>
      <text:p text:style-name="P15"><text:tab/><text:tab/>"p": 9,</text:p>
      <text:p text:style-name="P15"><text:tab/><text:tab/>"q": 5,</text:p>
      <text:p text:style-name="P15"><text:tab/><text:tab/>"r": 1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3,</text:p>
      <text:p text:style-name="P15"><text:tab/><text:tab/>"y": 1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9,</text:p>
      <text:p text:style-name="P15"><text:tab/><text:tab/>"expresion": 1</text:p>
      <text:p text:style-name="P15"><text:tab/>}]</text:p>
      <text:p text:style-name="P15">}</text:p>
      <text:p text:style-name="Standard"/>
      <text:p text:style-name="Standard"/>
      <text:p text:style-name="P39">add</text:p>
      <text:p text:style-name="P45">Agrega un contacto del usuairo </text:p>
      <text:p text:style-name="P45"/>
      <text:p text:style-name="P14">llamado</text:p>
      <text:p text:style-name="P13">contacto.php?operacion=add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text:line-break/> <text:s text:c="3"/>* genero: char(1) -&gt; m/f,<text:line-break/> <text:s text:c="3"/>correo: "a@a01.com",<text:line-break/><text:soft-page-break/> <text:s text:c="3"/>* primerNombre: "Sebastian",<text:line-break/> <text:s text:c="3"/>segundoNombre: "Martin",<text:line-break/> <text:s text:c="3"/>* apellidoPaterno: "Rodriguez",<text:line-break/> <text:s text:c="3"/>* apellidoMaterno: "Almaguer",<text:line-break/> <text:s text:c="3"/>* fechaNacimiento: "1981-04-04",<text:line-break/> <text:s text:c="3"/>- amistad: int --&gt; 1/0,<text:line-break/> <text:s text:c="3"/>- esparcimiento: int --&gt; 1/0,<text:line-break/> <text:s text:c="3"/>- familia: int --&gt; 1/0,<text:line-break/> <text:s text:c="3"/>- profesional: int --&gt; 1/0,<text:line-break/> <text:s text:c="3"/>- romance: int --&gt; 1/0,<text:line-break/> <text:s text:c="3"/>- sociedad: int --&gt; 1/0,<text:line-break/> <text:s text:c="3"/>- trabajo: int --&gt; 1/0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5,</text:p>
      <text:p text:style-name="P15"><text:tab/><text:tab/>"a": 3,</text:p>
      <text:p text:style-name="P15"><text:tab/><text:tab/>"b": 3,</text:p>
      <text:p text:style-name="P15"><text:tab/><text:tab/>"c": 1,</text:p>
      <text:p text:style-name="P15"><text:tab/><text:tab/>"d": 7,</text:p>
      <text:p text:style-name="P15"><text:tab/><text:tab/>"e": 6,</text:p>
      <text:p text:style-name="P15"><text:tab/><text:tab/>"f": 4,</text:p>
      <text:p text:style-name="P15"><text:tab/><text:tab/>"g": 1,</text:p>
      <text:p text:style-name="P15"><text:tab/><text:tab/>"h": 4,</text:p>
      <text:p text:style-name="P15"><text:tab/><text:tab/>"i": 11,</text:p>
      <text:p text:style-name="P15"><text:tab/><text:tab/>"j": 11,</text:p>
      <text:p text:style-name="P15"><text:tab/><text:tab/>"k": 0,</text:p>
      <text:p text:style-name="P15"><text:tab/><text:tab/>"l": 2,</text:p>
      <text:p text:style-name="P15"><text:tab/><text:tab/>"m": 2,</text:p>
      <text:p text:style-name="P15"><text:tab/><text:tab/>"n": 2,</text:p>
      <text:p text:style-name="P15"><text:tab/><text:tab/>"o": 4,</text:p>
      <text:p text:style-name="P15"><text:tab/><text:tab/>"p": 11,</text:p>
      <text:p text:style-name="P15"><text:tab/><text:tab/>"q": 2,</text:p>
      <text:p text:style-name="P15"><text:tab/><text:tab/>"r": 4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,</text:p>
      <text:p text:style-name="P15"><text:tab/><text:tab/>"y": 6,</text:p>
      <text:p text:style-name="P15"><text:tab/><text:tab/>"z": 0,</text:p>
      <text:p text:style-name="P15"><text:soft-page-break/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2,</text:p>
      <text:p text:style-name="P15"><text:tab/><text:tab/>"expresion": 8</text:p>
      <text:p text:style-name="P15"><text:tab/> <text:s text:c="3"/>}</text:p>
      <text:p text:style-name="P15">}</text:p>
      <text:p text:style-name="P46"/>
      <text:p text:style-name="Standard"/>
      <text:p text:style-name="P39">update</text:p>
      <text:p text:style-name="P45">Actualiza datos de un contacto</text:p>
      <text:p text:style-name="P45"/>
      <text:p text:style-name="P14">llamado</text:p>
      <text:p text:style-name="P13">contacto.php?operacion=update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/text:p>
      <text:p text:style-name="P13"><text:s text:c="4"/>* id: 1,<text:line-break/> <text:s text:c="3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text:line-break/> <text:s text:c="3"/>- amistad: 1,<text:line-break/> <text:s text:c="3"/>- esparcimiento: 1,<text:line-break/> <text:s text:c="3"/>- familia: 1,<text:line-break/> <text:s text:c="3"/>- profesional: 1,<text:line-break/> <text:s text:c="3"/>- romance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soft-page-break/><text:s text:c="8"/><text:tab/><text:tab/>"id": 3,</text:p>
      <text:p text:style-name="P15"><text:tab/><text:tab/>"a": 1,</text:p>
      <text:p text:style-name="P15"><text:tab/><text:tab/>"b": 1,</text:p>
      <text:p text:style-name="P15"><text:tab/><text:tab/>"c": 8,</text:p>
      <text:p text:style-name="P15"><text:tab/><text:tab/>"d": 1,</text:p>
      <text:p text:style-name="P15"><text:tab/><text:tab/>"e": 2,</text:p>
      <text:p text:style-name="P15"><text:tab/><text:tab/>"f": 9,</text:p>
      <text:p text:style-name="P15"><text:tab/><text:tab/>"g": 11,</text:p>
      <text:p text:style-name="P15"><text:tab/><text:tab/>"h": 9,</text:p>
      <text:p text:style-name="P15"><text:tab/><text:tab/>"i": 22,</text:p>
      <text:p text:style-name="P15"><text:tab/><text:tab/>"j": 1,</text:p>
      <text:p text:style-name="P15"><text:tab/><text:tab/>"k": 0,</text:p>
      <text:p text:style-name="P15"><text:tab/><text:tab/>"l": 7,</text:p>
      <text:p text:style-name="P15"><text:tab/><text:tab/>"m": 7,</text:p>
      <text:p text:style-name="P15"><text:tab/><text:tab/>"n": 7,</text:p>
      <text:p text:style-name="P15"><text:tab/><text:tab/>"o": 5,</text:p>
      <text:p text:style-name="P15"><text:tab/><text:tab/>"p": 6,</text:p>
      <text:p text:style-name="P15"><text:tab/><text:tab/>"q": 7,</text:p>
      <text:p text:style-name="P15"><text:tab/><text:tab/>"r": 5,</text:p>
      <text:p text:style-name="P15"><text:tab/><text:tab/>"s": 3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2,</text:p>
      <text:p text:style-name="P15"><text:tab/><text:tab/>"y": 4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5,</text:p>
      <text:p text:style-name="P15"><text:tab/><text:tab/>"numero": 2,</text:p>
      <text:p text:style-name="P15"><text:tab/><text:tab/>"expresion": 3</text:p>
      <text:p text:style-name="P15"><text:tab/>}</text:p>
      <text:p text:style-name="P15">}</text:p>
      <text:p text:style-name="Standard"/>
      <text:p text:style-name="P26"/>
      <text:p text:style-name="P39">del</text:p>
      <text:p text:style-name="P45">Elimina un contacto</text:p>
      <text:p text:style-name="P45"/>
      <text:p text:style-name="P14">llamado</text:p>
      <text:p text:style-name="P13">contacto.php?operacion=del</text:p>
      <text:p text:style-name="P13"/>
      <text:p text:style-name="P14">parámetros</text:p>
      <text:p text:style-name="P15">sesion,</text:p>
      <text:p text:style-name="P15">device</text:p>
      <text:p text:style-name="P15"/>
      <text:p text:style-name="P14">parámetros del body – Json</text:p>
      <text:p text:style-name="P15"><text:soft-page-break/></text:p>
      <text:p text:style-name="P13">{</text:p>
      <text:p text:style-name="P13"><text:s text:c="4"/>* id: 1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P37"/>
      <text:p text:style-name="P26"/>
      <text:p text:style-name="P26"/>
      <text:p text:style-name="P39">setphoto</text:p>
      <text:p text:style-name="P45">Cambia la foto del contacto</text:p>
      <text:p text:style-name="P45"/>
      <text:p text:style-name="P14">llamado</text:p>
      <text:p text:style-name="P13">contacto.php?operacion=setphoto</text:p>
      <text:p text:style-name="P13"/>
      <text:p text:style-name="P14">parámetros</text:p>
      <text:p text:style-name="P17">*<text:tab/>device</text:p>
      <text:p text:style-name="P17">*<text:tab/>sesion</text:p>
      <text:p text:style-name="P17"/>
      <text:p text:style-name="P14">parámetros del body – Json</text:p>
      <text:p text:style-name="P13">{</text:p>
      <text:p text:style-name="P13"><text:s text:c="4"/>* id: 1</text:p>
      <text:p text:style-name="P15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31"/>
      <text:p text:style-name="P31"/>
      <text:p text:style-name="P39">delphoto</text:p>
      <text:p text:style-name="P45">Borra la foto del contacto</text:p>
      <text:p text:style-name="P45"/>
      <text:p text:style-name="P14">llamado</text:p>
      <text:p text:style-name="P13">contacto.php?operacion=delphoto</text:p>
      <text:p text:style-name="P13"/>
      <text:p text:style-name="P14">parámetros</text:p>
      <text:p text:style-name="P17"><text:soft-page-break/>*<text:tab/>device</text:p>
      <text:p text:style-name="P17">*<text:tab/>sesion</text:p>
      <text:p text:style-name="P14"/>
      <text:p text:style-name="P14">parámetros del body – Json</text:p>
      <text:p text:style-name="P13">{</text:p>
      <text:p text:style-name="P13"><text:s text:c="4"/>* id: 1</text:p>
      <text:p text:style-name="P16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5"/>
      <text:p text:style-name="Standard"/>
      <text:p text:style-name="Standard"/>
      <text:p text:style-name="P44"/>
      <text:p text:style-name="P40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><text:tab/>miembros</text:p>
      <text:p text:style-name="Standard"><text:tab/>addmiembro</text:p>
      <text:p text:style-name="Standard"><text:tab/>delmiembro</text:p>
      <text:p text:style-name="Standard"/>
      <text:p text:style-name="Standard"><text:tab/></text:p>
      <text:p text:style-name="P39">read</text:p>
      <text:p text:style-name="P45">Regresa todos los grupos del usuario</text:p>
      <text:p text:style-name="P45"/>
      <text:p text:style-name="P14">llamado</text:p>
      <text:p text:style-name="P13">grupo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s text:c="8"/><text:tab/><text:tab/>id: 1,</text:p>
      <text:p text:style-name="P15"><text:tab/><text:tab/><text:span text:style-name="T3">foto: String -&gt; base64</text:span></text:p>
      <text:p text:style-name="P15"><text:tab/><text:tab/>nombre: "The expendebles",</text:p>
      <text:p text:style-name="P15"><text:tab/><text:tab/>fechaNacimiento: "2020-01-01",</text:p>
      <text:p text:style-name="P15"><text:tab/><text:tab/>amistad: 0,</text:p>
      <text:p text:style-name="P15"><text:tab/><text:tab/>esparcimiento: 0,</text:p>
      <text:p text:style-name="P15"><text:tab/><text:tab/>familia: 0,</text:p>
      <text:p text:style-name="P15"><text:tab/><text:tab/>profesional: 0,</text:p>
      <text:p text:style-name="P15"><text:tab/><text:tab/>sociedad: 0,</text:p>
      <text:p text:style-name="P15"><text:tab/><text:tab/>trabajo: 1,</text:p>
      <text:p text:style-name="P15"><text:tab/><text:tab/>a: 1,</text:p>
      <text:p text:style-name="P15"><text:tab/><text:tab/>b: 1,</text:p>
      <text:p text:style-name="P15"><text:soft-page-break/><text:tab/><text:tab/>c: 4,</text:p>
      <text:p text:style-name="P15"><text:tab/><text:tab/>d: 6,</text:p>
      <text:p text:style-name="P15"><text:tab/><text:tab/>e: 2,</text:p>
      <text:p text:style-name="P15"><text:tab/><text:tab/>f: 5,</text:p>
      <text:p text:style-name="P15"><text:tab/><text:tab/>g: 7,</text:p>
      <text:p text:style-name="P15"><text:tab/><text:tab/>h: 5,</text:p>
      <text:p text:style-name="P15"><text:tab/><text:tab/>i: 5,</text:p>
      <text:p text:style-name="P15"><text:tab/><text:tab/>j 11,</text:p>
      <text:p text:style-name="P15"><text:tab/><text:tab/>k: 0,</text:p>
      <text:p text:style-name="P15"><text:tab/><text:tab/>l: 3,</text:p>
      <text:p text:style-name="P15"><text:tab/><text:tab/>m: 3,</text:p>
      <text:p text:style-name="P15"><text:tab/><text:tab/>n: 3,</text:p>
      <text:p text:style-name="P15"><text:tab/><text:tab/>o: 6,</text:p>
      <text:p text:style-name="P15"><text:tab/><text:tab/>p: 3,</text:p>
      <text:p text:style-name="P15"><text:tab/><text:tab/>q: 3,</text:p>
      <text:p text:style-name="P15"><text:tab/><text:tab/>r: 6,</text:p>
      <text:p text:style-name="P15"><text:tab/><text:tab/>s: 9,</text:p>
      <text:p text:style-name="P15"><text:tab/><text:tab/>t: 0,</text:p>
      <text:p text:style-name="P15"><text:tab/><text:tab/>w1: 0,</text:p>
      <text:p text:style-name="P15"><text:tab/><text:tab/>w2: 0,</text:p>
      <text:p text:style-name="P15"><text:tab/><text:tab/>w3: 0,</text:p>
      <text:p text:style-name="P15"><text:tab/><text:tab/>x: 7,</text:p>
      <text:p text:style-name="P15"><text:tab/><text:tab/>y: 1,</text:p>
      <text:p text:style-name="P15"><text:tab/><text:tab/>z: 0,</text:p>
      <text:p text:style-name="P15"><text:tab/><text:tab/>pi1: 0,</text:p>
      <text:p text:style-name="P15"><text:tab/><text:tab/>pi2: 0,</text:p>
      <text:p text:style-name="P15"><text:tab/><text:tab/>pi3: 0,</text:p>
      <text:p text:style-name="P15"><text:tab/><text:tab/>pi4: 0</text:p>
      <text:p text:style-name="P15"><text:tab/><text:tab/>poder: 9,</text:p>
      <text:p text:style-name="P15"><text:tab/><text:tab/>numero: 7,</text:p>
      <text:p text:style-name="P15"><text:tab/><text:tab/>expresion: 11</text:p>
      <text:p text:style-name="P15"><text:tab/>}]</text:p>
      <text:p text:style-name="P15">}</text:p>
      <text:p text:style-name="P5"/>
      <text:p text:style-name="P5"/>
      <text:p text:style-name="P39">add</text:p>
      <text:p text:style-name="P45">Agrega un grupo</text:p>
      <text:p text:style-name="P45"/>
      <text:p text:style-name="P14">llamado</text:p>
      <text:p text:style-name="P13">grupo.php?operacion=ad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text:line-break/> <text:s text:c="3"/>* nombre: "Primos",<text:line-break/> <text:s text:c="3"/>* fechaNacimiento: "2020-10-12",<text:line-break/><text:soft-page-break/> <text:s text:c="3"/>- amistad: 1,<text:line-break/> <text:s text:c="3"/>- esparcimiento: 1,<text:line-break/> <text:s text:c="3"/>- familia: 1,<text:line-break/> <text:s text:c="3"/>- profesional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soft-page-break/><text:tab/><text:tab/>"expresion": 3</text:p>
      <text:p text:style-name="P15"><text:tab/>}</text:p>
      <text:p text:style-name="P15">}</text:p>
      <text:p text:style-name="P5"/>
      <text:p text:style-name="P4"/>
      <text:p text:style-name="P39">update</text:p>
      <text:p text:style-name="P45">Actualiza datos de un grupo</text:p>
      <text:p text:style-name="P45"/>
      <text:p text:style-name="P14">llamado</text:p>
      <text:p text:style-name="P13">grupo.php?operacion=update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 <text:s text:c="3"/>nombre: "Primos y primas",<text:line-break/> <text:s text:c="3"/>fechaNacimiento: "2019-01-01",<text:line-break/> <text:s text:c="3"/>- amistad: 0,<text:line-break/> <text:s text:c="3"/>- esparcimiento: 0,<text:line-break/> <text:s text:c="3"/>- familia: 1,<text:line-break/> <text:s text:c="3"/>- profesional: 0,<text:line-break/> <text:s text:c="3"/>- sociedad: 0<text:line-break/> <text:s text:c="3"/>- trabajo: 0<text:line-break/>}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soft-page-break/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Standard"/>
      <text:p text:style-name="P5"/>
      <text:p text:style-name="P39">del</text:p>
      <text:p text:style-name="P45">Elimina un grupo</text:p>
      <text:p text:style-name="P45"/>
      <text:p text:style-name="P14">llamado</text:p>
      <text:p text:style-name="P13">grupo.php?operacion=del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Standard"/>
      <text:p text:style-name="Standard"><text:soft-page-break/></text:p>
      <text:p text:style-name="P5"/>
      <text:p text:style-name="P39">setphoto</text:p>
      <text:p text:style-name="P45">Cambia la foto del grupo</text:p>
      <text:p text:style-name="P45"/>
      <text:p text:style-name="P14">llamado</text:p>
      <text:p text:style-name="P13">grupo.php?operacion=setphoto</text:p>
      <text:p text:style-name="P13"/>
      <text:p text:style-name="P14">parámetros</text:p>
      <text:p text:style-name="P17">*<text:tab/>device</text:p>
      <text:p text:style-name="P17">*<text:tab/>sesion</text:p>
      <text:p text:style-name="P17"/>
      <text:p text:style-name="P14">parámetros del body – Json</text:p>
      <text:p text:style-name="P13">{</text:p>
      <text:p text:style-name="P13"><text:s text:c="4"/>* id: 1</text:p>
      <text:p text:style-name="P15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11"/>
      <text:p text:style-name="P39">delphoto</text:p>
      <text:p text:style-name="P45">Borra la foto del grupo</text:p>
      <text:p text:style-name="P45"/>
      <text:p text:style-name="P14">llamado</text:p>
      <text:p text:style-name="P13">grupo.php?operacion=delphoto</text:p>
      <text:p text:style-name="P13"/>
      <text:p text:style-name="P14">parámetros</text:p>
      <text:p text:style-name="P17">*<text:tab/>device</text:p>
      <text:p text:style-name="P17">*<text:tab/>sesion</text:p>
      <text:p text:style-name="P14"/>
      <text:p text:style-name="P14">parámetros del body – Json</text:p>
      <text:p text:style-name="P13">{</text:p>
      <text:p text:style-name="P13"><text:s text:c="4"/>* id: 1</text:p>
      <text:p text:style-name="P16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5"><text:soft-page-break/></text:p>
      <text:p text:style-name="P39">miembros</text:p>
      <text:p text:style-name="P45">Regresa todos los miembtos de un grupo del usuario</text:p>
      <text:p text:style-name="P45"/>
      <text:p text:style-name="P14">llamado</text:p>
      <text:p text:style-name="P13">grupo.php?operacion=miembros</text:p>
      <text:p text:style-name="P13"/>
      <text:p text:style-name="P14">parámetros</text:p>
      <text:p text:style-name="P15">* sesion,</text:p>
      <text:p text:style-name="P13">* device,</text:p>
      <text:p text:style-name="P13">* gruopId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tab/><text:tab/>id: 4,</text:p>
      <text:p text:style-name="P15"><text:tab/><text:tab/>contactoId: int,</text:p>
      <text:p text:style-name="P15"><text:tab/>}]</text:p>
      <text:p text:style-name="P15">}</text:p>
      <text:p text:style-name="P11"/>
      <text:p text:style-name="P39">addmiembro</text:p>
      <text:p text:style-name="P45">Agrega un miembro al gruupo del usuario</text:p>
      <text:p text:style-name="P45"/>
      <text:p text:style-name="P14">llamado</text:p>
      <text:p text:style-name="P13">grupo.php?operacion=addmiembto</text:p>
      <text:p text:style-name="P13"/>
      <text:p text:style-name="P14">parámetros</text:p>
      <text:p text:style-name="P15">* sesion,</text:p>
      <text:p text:style-name="P15">* device,</text:p>
      <text:p text:style-name="P15">* grupoId,</text:p>
      <text:p text:style-name="P15">* contact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int &lt;- el id del nuevo miembro</text:p>
      <text:p text:style-name="P15"><text:tab/>}</text:p>
      <text:p text:style-name="P15">}</text:p>
      <text:p text:style-name="P11"/>
      <text:p text:style-name="P39">delmiembro</text:p>
      <text:p text:style-name="P45">Borra un miembro al grupo del usuario</text:p>
      <text:p text:style-name="P45"/>
      <text:p text:style-name="P14"><text:soft-page-break/>llamado</text:p>
      <text:p text:style-name="P13">grupo.php?operacion=delmiembto</text:p>
      <text:p text:style-name="P13"/>
      <text:p text:style-name="P14">parámetros</text:p>
      <text:p text:style-name="P15">* sesion,</text:p>
      <text:p text:style-name="P15">* device,</text:p>
      <text:p text:style-name="P15">* miembr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bool</text:p>
      <text:p text:style-name="P15"><text:tab/>}</text:p>
      <text:p text:style-name="P15">}</text:p>
      <text:p text:style-name="P44"/>
      <text:p text:style-name="P40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39">read</text:p>
      <text:p text:style-name="P45">Regresa todas las entidades del usuario</text:p>
      <text:p text:style-name="P45"/>
      <text:p text:style-name="P14">llamado</text:p>
      <text:p text:style-name="P13">entidad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s text:c="8"/><text:tab/><text:tab/>id: 1,</text:p>
      <text:p text:style-name="P15"><text:tab/><text:tab/><text:span text:style-name="T3">foto: String -&gt; base64</text:span></text:p>
      <text:p text:style-name="P15"><text:tab/><text:tab/>nombre: "Microsoft",</text:p>
      <text:p text:style-name="P15"><text:tab/><text:tab/>fechaNacimiento: "2019-01-01",</text:p>
      <text:p text:style-name="P15"><text:tab/><text:tab/>profesional: 0,</text:p>
      <text:p text:style-name="P15"><text:tab/><text:tab/>sociedad: 0,</text:p>
      <text:p text:style-name="P15"><text:tab/><text:tab/>trabajo: 1,</text:p>
      <text:p text:style-name="P15"><text:tab/><text:tab/>a: 1,</text:p>
      <text:p text:style-name="P15"><text:tab/><text:tab/>b: 1,</text:p>
      <text:p text:style-name="P15"><text:tab/><text:tab/>c: 4,</text:p>
      <text:p text:style-name="P15"><text:tab/><text:tab/>d: 6,</text:p>
      <text:p text:style-name="P15"><text:tab/><text:tab/>e: 2,</text:p>
      <text:p text:style-name="P15"><text:tab/><text:tab/>f: 5,</text:p>
      <text:p text:style-name="P15"><text:tab/><text:tab/>g: 7,</text:p>
      <text:p text:style-name="P15"><text:tab/><text:tab/>h: 5,</text:p>
      <text:p text:style-name="P15"><text:soft-page-break/><text:tab/><text:tab/>i: 5,</text:p>
      <text:p text:style-name="P15"><text:tab/><text:tab/>j 11,</text:p>
      <text:p text:style-name="P15"><text:tab/><text:tab/>k: 0,</text:p>
      <text:p text:style-name="P15"><text:tab/><text:tab/>l: 3,</text:p>
      <text:p text:style-name="P15"><text:tab/><text:tab/>m: 3,</text:p>
      <text:p text:style-name="P15"><text:tab/><text:tab/>n: 3,</text:p>
      <text:p text:style-name="P15"><text:tab/><text:tab/>o: 6,</text:p>
      <text:p text:style-name="P15"><text:tab/><text:tab/>p: 3,</text:p>
      <text:p text:style-name="P15"><text:tab/><text:tab/>q: 3,</text:p>
      <text:p text:style-name="P15"><text:tab/><text:tab/>r: 6,</text:p>
      <text:p text:style-name="P15"><text:tab/><text:tab/>s: 9,</text:p>
      <text:p text:style-name="P15"><text:tab/><text:tab/>t: 0,</text:p>
      <text:p text:style-name="P15"><text:tab/><text:tab/>w1: 0,</text:p>
      <text:p text:style-name="P15"><text:tab/><text:tab/>w2: 0,</text:p>
      <text:p text:style-name="P15"><text:tab/><text:tab/>w3: 0,</text:p>
      <text:p text:style-name="P15"><text:tab/><text:tab/>x: 7,</text:p>
      <text:p text:style-name="P15"><text:tab/><text:tab/>y: 1,</text:p>
      <text:p text:style-name="P15"><text:tab/><text:tab/>z: 0,</text:p>
      <text:p text:style-name="P15"><text:tab/><text:tab/>pi1: 0,</text:p>
      <text:p text:style-name="P15"><text:tab/><text:tab/>pi2: 0,</text:p>
      <text:p text:style-name="P15"><text:tab/><text:tab/>pi3: 0,</text:p>
      <text:p text:style-name="P15"><text:tab/><text:tab/>pi4: 0</text:p>
      <text:p text:style-name="P15"><text:tab/><text:tab/>poder: 9,</text:p>
      <text:p text:style-name="P15"><text:tab/><text:tab/>numero: 7,</text:p>
      <text:p text:style-name="P15"><text:tab/><text:tab/>expresion: 11</text:p>
      <text:p text:style-name="P15"><text:tab/>}]</text:p>
      <text:p text:style-name="P15">}</text:p>
      <text:p text:style-name="P5"/>
      <text:p text:style-name="P5"/>
      <text:p text:style-name="P39">add</text:p>
      <text:p text:style-name="P45">Agrega una entidad</text:p>
      <text:p text:style-name="P45"/>
      <text:p text:style-name="P14">llamado</text:p>
      <text:p text:style-name="P13">entidad.php?operacion=ad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text:line-break/> <text:s text:c="3"/>* nombre: "Cemex",<text:line-break/> <text:s text:c="3"/>* fechaNacimiento: "2020-10-12",<text:line-break/> <text:s text:c="3"/>- profesional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><text:soft-page-break/></text:p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P5"/>
      <text:p text:style-name="P4"/>
      <text:p text:style-name="P39">update</text:p>
      <text:p text:style-name="P45">Actualiza datos de una entidad</text:p>
      <text:p text:style-name="P45"/>
      <text:p text:style-name="P14">llamado</text:p>
      <text:p text:style-name="P13"><text:soft-page-break/>entidad.php?operacion=update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 <text:s text:c="3"/>nombre: "Cementos Mexicanos",<text:line-break/> <text:s text:c="3"/>fechaNacimiento: "2019-01-01",<text:line-break/> <text:s text:c="3"/>- profesional: 1,<text:line-break/> <text:s text:c="3"/>- sociedad: 0<text:line-break/> <text:s text:c="3"/>- trabajo: 0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soft-page-break/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Standard"/>
      <text:p text:style-name="P5"/>
      <text:p text:style-name="P39">del</text:p>
      <text:p text:style-name="P45">Elimina una entidad</text:p>
      <text:p text:style-name="P45"/>
      <text:p text:style-name="P14">llamado</text:p>
      <text:p text:style-name="P13">entidad.php?operacion=del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Standard"/>
      <text:p text:style-name="Standard"/>
      <text:p text:style-name="P5"/>
      <text:p text:style-name="P39">setphoto</text:p>
      <text:p text:style-name="P45">Cambia la foto de la entidad</text:p>
      <text:p text:style-name="P45"/>
      <text:p text:style-name="P14">llamado</text:p>
      <text:p text:style-name="P13">entidad.php?operacion=setphoto</text:p>
      <text:p text:style-name="P13"/>
      <text:p text:style-name="P14">parámetros</text:p>
      <text:p text:style-name="P17">*<text:tab/>device</text:p>
      <text:p text:style-name="P17">*<text:tab/>sesion</text:p>
      <text:p text:style-name="P17"><text:soft-page-break/></text:p>
      <text:p text:style-name="P14">parámetros del body – Json</text:p>
      <text:p text:style-name="P13">{</text:p>
      <text:p text:style-name="P13"><text:s text:c="4"/>* id: 1</text:p>
      <text:p text:style-name="P15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11"/>
      <text:p text:style-name="P39">delphoto</text:p>
      <text:p text:style-name="P45">Borra la foto de la entidad</text:p>
      <text:p text:style-name="P45"/>
      <text:p text:style-name="P14">llamado</text:p>
      <text:p text:style-name="P13">entidad.php?operacion=delphoto</text:p>
      <text:p text:style-name="P13"/>
      <text:p text:style-name="P14">parámetros</text:p>
      <text:p text:style-name="P17">*<text:tab/>device</text:p>
      <text:p text:style-name="P17">*<text:tab/>sesion</text:p>
      <text:p text:style-name="P14"/>
      <text:p text:style-name="P14">parámetros del body – Json</text:p>
      <text:p text:style-name="P13">{</text:p>
      <text:p text:style-name="P13"><text:s text:c="4"/>* id: 1</text:p>
      <text:p text:style-name="P16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11"/>
      <text:p text:style-name="P43">Reset</text:p>
      <text:p text:style-name="Standard">Reset de password</text:p>
      <text:p text:style-name="Standard"/>
      <text:p text:style-name="P2">Script</text:p>
      <text:p text:style-name="Standard"><text:tab/>reset.php</text:p>
      <text:p text:style-name="Standard"/>
      <text:p text:style-name="P2">Operaciones</text:p>
      <text:p text:style-name="Standard"><text:tab/>getcodigo</text:p>
      <text:p text:style-name="Standard"><text:tab/>reset</text:p>
      <text:p text:style-name="P31"/>
      <text:p text:style-name="P39">getcodigo</text:p>
      <text:p text:style-name="P47">Genera un código de seguridad para resetear el password del socio</text:p>
      <text:p text:style-name="P47"/>
      <text:p text:style-name="P22">llamado</text:p>
      <text:p text:style-name="P21">reset.php?operacion=getcodigo</text:p>
      <text:p text:style-name="P21"/>
      <text:p text:style-name="P21"><text:span text:style-name="T4">parámetros del body – Json</text:span></text:p>
      <text:p text:style-name="P21">{</text:p>
      <text:p text:style-name="P21"><text:s text:c="4"/>* correo: “string”</text:p>
      <text:p text:style-name="P24"><text:span text:style-name="T4">}</text:span></text:p>
      <text:p text:style-name="P23"/>
      <text:p text:style-name="P23">el correo debe ser con el que se registró el socio</text:p>
      <text:p text:style-name="P24"/>
      <text:p text:style-name="P22">salida</text:p>
      <text:p text:style-name="P21"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24"/>
      <text:p text:style-name="P24">Enviará un correo al socio (a la cuenta registrada) con un codigo de seguridad</text:p>
      <text:p text:style-name="P31"/>
      <text:p text:style-name="P31"/>
      <text:p text:style-name="P39">reset</text:p>
      <text:p text:style-name="P47">Regenera el password del socio</text:p>
      <text:p text:style-name="P47"/>
      <text:p text:style-name="P22">llamado</text:p>
      <text:p text:style-name="P21">reset.php?operacion=getcodigo</text:p>
      <text:p text:style-name="P21"/>
      <text:p text:style-name="P21"><text:span text:style-name="T4">parámetros del body – Json</text:span></text:p>
      <text:p text:style-name="P21">{</text:p>
      <text:p text:style-name="P21"><text:s text:c="4"/>* correo: “string”</text:p>
      <text:p text:style-name="P21"><text:s text:c="4"/>* codigo: “string”</text:p>
      <text:p text:style-name="P24"><text:span text:style-name="T4">}</text:span></text:p>
      <text:p text:style-name="P23"/>
      <text:p text:style-name="P23">el correo debe ser con el que se registró el socio</text:p>
      <text:p text:style-name="P24"/>
      <text:p text:style-name="P22">salida</text:p>
      <text:p text:style-name="P21"><text:soft-page-break/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24"/>
      <text:p text:style-name="P24">Enviará un correo al socio (a la cuenta registrada) con una nueva clave de acce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6-20T13:15:39.06</dc:date>
    <dc:creator>Alejandro Marroquin</dc:creator>
    <meta:editing-duration>P3DT12H30M23S</meta:editing-duration>
    <meta:editing-cycles>33</meta:editing-cycles>
    <meta:document-statistic meta:table-count="0" meta:image-count="0" meta:object-count="0" meta:page-count="47" meta:paragraph-count="1580" meta:word-count="3561" meta:character-count="23779"/>
  </office:meta>
</office:document-meta>
</file>